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6" style:family="paragraph" style:parent-style-name="Standard">
      <style:paragraph-properties fo:margin-left="0.5in" fo:margin-right="0in" fo:text-indent="0in" style:auto-text-indent="false"/>
    </style:style>
    <style:style style:name="P7" style:family="paragraph" style:parent-style-name="Standard">
      <style:paragraph-properties fo:margin-left="0.5in" fo:margin-right="0in" fo:text-indent="0in" style:auto-text-indent="false"/>
      <style:text-properties fo:font-size="11.5pt" style:font-size-asian="11.5pt" style:font-size-complex="11.5pt" fo:background-color="#ffffff"/>
    </style:style>
    <style:style style:name="P8" style:family="paragraph" style:parent-style-name="Standard">
      <style:paragraph-properties fo:margin-left="1in" fo:margin-right="0in" fo:text-indent="0in" style:auto-text-indent="false"/>
    </style:style>
    <style:style style:name="P9" style:family="paragraph" style:parent-style-name="Standard">
      <style:paragraph-properties fo:margin-left="0in" fo:margin-right="0in" fo:text-indent="0in" style:auto-text-indent="false"/>
    </style:style>
    <style:style style:name="P10" style:family="paragraph" style:parent-style-name="Standard">
      <style:paragraph-properties fo:margin-left="0.5in" fo:margin-right="0in" fo:text-indent="0.5in" style:auto-text-indent="false"/>
    </style:style>
    <style:style style:name="P11" style:family="paragraph" style:parent-style-name="Standard" style:list-style-name="WWNum1">
      <style:paragraph-properties fo:margin-left="1in" fo:margin-right="0in" fo:text-indent="-0.25in" style:auto-text-indent="false"/>
    </style:style>
    <style:style style:name="P12" style:family="paragraph" style:parent-style-name="Standard" style:list-style-name="WWNum1">
      <style:paragraph-properties fo:margin-left="1in" fo:margin-right="0in" fo:text-indent="-0.25in" style:auto-text-indent="false"/>
      <style:text-properties fo:font-size="11.5pt" style:text-underline-style="none" style:font-size-asian="11.5pt" style:font-size-complex="11.5pt" fo:background-color="#ffffff"/>
    </style:style>
    <style:style style:name="P13" style:family="paragraph" style:parent-style-name="Standard">
      <style:paragraph-properties fo:margin-left="1.5in" fo:margin-right="0in" fo:text-indent="0in" style:auto-text-indent="false"/>
    </style:style>
    <style:style style:name="P14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none"/>
    </style:style>
    <style:style style:name="T2" style:family="text">
      <style:text-properties fo:font-size="11.5pt" style:font-size-asian="11.5pt" style:font-size-complex="11.5pt" fo:background-color="#ffffff"/>
    </style:style>
    <style:style style:name="T3" style:family="text">
      <style:text-properties fo:font-size="11.5pt" style:text-underline-style="none" style:font-size-asian="11.5pt" style:font-size-complex="11.5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ARTE UNO. Conociendo la organización</text:p>
      <text:list xml:id="list1365333403" text:style-name="WWNum5">
        <text:list-item>
          <text:p text:style-name="P1">Revisando el contenido</text:p>
        </text:list-item>
      </text:list>
      <text:p text:style-name="Standard"/>
      <text:list xml:id="list117966316" text:style-name="WWNum2">
        <text:list-item>
          <text:p text:style-name="P2">¿Cuáles cargos hay?</text:p>
        </text:list-item>
      </text:list>
      <text:p text:style-name="P6">Hay 4 cargos: Manager, Operator, Engineer1, Engineer2</text:p>
      <text:p text:style-name="P6"/>
      <text:p text:style-name="P6"><text:s/>¿Cuántos niveles?</text:p>
      <text:p text:style-name="P8">SELECT count(*) as “Level count”</text:p>
      <text:p text:style-name="P8">from Level</text:p>
      <text:p text:style-name="P9"><text:tab/>Hay 6 niveles</text:p>
      <text:p text:style-name="P9"/>
      <text:p text:style-name="P6">¿Cuáles niveles?</text:p>
      <text:p text:style-name="P6"><text:tab/>SELECT Level_code</text:p>
      <text:p text:style-name="P10">from Level</text:p>
      <text:p text:style-name="P9"><text:tab/>Niveles: 1, 2, 3, 4, 5, 7</text:p>
      <text:p text:style-name="P9"/>
      <text:p text:style-name="P6">¿Cuántos empleados tiene?</text:p>
      <text:p text:style-name="P8">SELECT count(*) as “Staff count”</text:p>
      <text:p text:style-name="P8">from Staff</text:p>
      <text:p text:style-name="P6">Hay 24 empleados</text:p>
      <text:p text:style-name="P6"><text:soft-page-break/></text:p>
      <text:list xml:id="list125145265577717" text:continue-numbering="true" text:style-name="WWNum2">
        <text:list-item>
          <text:p text:style-name="P2">¿Cuántas compañías son clientes?</text:p>
        </text:list-item>
      </text:list>
      <text:p text:style-name="P8">SELECT count(*) as “Client count”</text:p>
      <text:p text:style-name="P8">from Customer</text:p>
      <text:p text:style-name="P6">50 compañías son clientes</text:p>
      <text:p text:style-name="P6"/>
      <text:p text:style-name="P6">¿Cuántos contactos existen?</text:p>
      <text:p text:style-name="P8">select count(distinct(Contact_id))</text:p>
      <text:p text:style-name="P8">from Customer</text:p>
      <text:p text:style-name="P6">Hay 50 contactos</text:p>
      <text:p text:style-name="P6"/>
      <text:p text:style-name="P6">¿Cuántas personas tiene cada compañía autorizadas para hacer llamadas?</text:p>
      <text:p text:style-name="P8">select Customer.Company_name, count(Caller.Caller_id) as callers</text:p>
      <text:p text:style-name="P8">from Caller</text:p>
      <text:p text:style-name="P8">join Customer ON Caller.Company_ref = Customer.Company_ref</text:p>
      <text:p text:style-name="P8">group by Customer.Company_name</text:p>
      <text:p text:style-name="P6"/>
      <text:list xml:id="list125146282177334" text:continue-numbering="true" text:style-name="WWNum2">
        <text:list-item>
          <text:p text:style-name="P2">¿Qué tipos de problemas atiende?</text:p>
        </text:list-item>
      </text:list>
      <text:p text:style-name="P8">select Detail</text:p>
      <text:p text:style-name="P8">from Issue</text:p>
      <text:p text:style-name="P6">Atiende problemas relacionados a software: Word, Powerpoint, Adobe Acrobat, etc.</text:p>
      <text:p text:style-name="P6"><text:soft-page-break/></text:p>
      <text:p text:style-name="P6">¿Cuáles están relacionados con bases de datos? [Ordenados por fecha]</text:p>
      <text:p text:style-name="P8">select Detail, Call_date</text:p>
      <text:p text:style-name="P8">from Issue</text:p>
      <text:p text:style-name="P8">where instr(Detail, "SQL") or instr(Detail, "Oracle")</text:p>
      <text:p text:style-name="P8">order by Call_date</text:p>
      <text:p text:style-name="P6"/>
      <text:p text:style-name="P6">¿Cuántos problemas han atendido?</text:p>
      <text:p text:style-name="P8">select count(*) as "Closed issues"</text:p>
      <text:p text:style-name="P8">from Issue</text:p>
      <text:p text:style-name="P8">where Status = "Closed"</text:p>
      <text:p text:style-name="P9"><text:tab/>Han atendido 486 problemas</text:p>
      <text:p text:style-name="P6"/>
      <text:p text:style-name="P6">¿Cuántos faltan por atender?</text:p>
      <text:p text:style-name="P8">select count(*) as "Open issues"</text:p>
      <text:p text:style-name="P8">from Issue</text:p>
      <text:p text:style-name="P8">where Status = "Open"</text:p>
      <text:p text:style-name="P6">Faltan 10 problemas por atender</text:p>
      <text:p text:style-name="P6"/>
      <text:list xml:id="list125145510349505" text:continue-numbering="true" text:style-name="WWNum2">
        <text:list-item>
          <text:p text:style-name="P2">¿Cuántos turnos han definido para sus empleados?</text:p>
        </text:list-item>
      </text:list>
      <text:p text:style-name="P8">select count(*) as "Shift count"</text:p>
      <text:p text:style-name="P8"><text:soft-page-break/>from Shift_type</text:p>
      <text:p text:style-name="P6">Han definido 2 turnos para los empleados</text:p>
      <text:p text:style-name="P6"/>
      <text:p text:style-name="P6">¿Cuántos cambios han realizado para cada turno? [Ordenados por turno]</text:p>
      <text:p text:style-name="P8">select Shift_type, count(Shift_date) as "Shift change count"</text:p>
      <text:p text:style-name="P8">from Shift</text:p>
      <text:p text:style-name="P8">group by Shift_type</text:p>
      <text:p text:style-name="P8">order by Shift_type</text:p>
      <text:p text:style-name="P6"/>
      <text:list xml:id="list125145311820150" text:continue-numbering="true" text:style-name="WWNum2">
        <text:list-item>
          <text:p text:style-name="P2">Proponga una pregunta y respóndala</text:p>
        </text:list-item>
      </text:list>
      <text:p text:style-name="P6">¿En qué turnos no hubo un segundo ingeniero?</text:p>
      <text:p text:style-name="P8">select Shift_date</text:p>
      <text:p text:style-name="P8">from Shift</text:p>
      <text:p text:style-name="P8">where Engineer2 is null</text:p>
      <text:p text:style-name="P9"/>
      <text:p text:style-name="P9">B. Contexto</text:p>
      <text:p text:style-name="P9"/>
      <text:list xml:id="list3567666818" text:style-name="WWNum3">
        <text:list-item>
          <text:p text:style-name="P3">Misión. ¿Cuál creen que es la misión de la organización?</text:p>
        </text:list-item>
        <text:list-item>
          <text:p text:style-name="P3">Servicios. ¿Qué ofrece a sus clientes?</text:p>
        </text:list-item>
        <text:list-item>
          <text:p text:style-name="P3">Diseño. Preparen el espacio en astah. Considerando el esquema del proyecto</text:p>
        </text:list-item>
      </text:list>
      <text:p text:style-name="P9"/>
      <text:p text:style-name="P9"><text:soft-page-break/>C. Usuarios</text:p>
      <text:p text:style-name="P9">¿Cuáles son tres posibles usuarios de esta información?</text:p>
      <text:p text:style-name="P9">¿Qué responsabilidades asumen en la organización?</text:p>
      <text:p text:style-name="P9"/>
      <text:p text:style-name="P9"/>
      <text:p text:style-name="P9">D. Ingeniería reversa</text:p>
      <text:list xml:id="list1080441774" text:style-name="WWNum6">
        <text:list-item>
          <text:p text:style-name="P4">Realicen el modelo lógico mínimo. Inicien con el modelo propuesto, valídenlo con la base de datos e incluyan las restricciones de PK, FK, UK.</text:p>
        </text:list-item>
        <text:list-item>
          <text:p text:style-name="P4">Realicen el diagrama de conceptos sin atributos.</text:p>
        </text:list-item>
      </text:list>
      <text:p text:style-name="Standard"/>
      <text:p text:style-name="Standard"/>
      <text:p text:style-name="Standard">PARTE DOS. Implementando.</text:p>
      <text:p text:style-name="Standard"/>
      <text:list xml:id="list4124811539" text:style-name="WWNum4">
        <text:list-item>
          <text:p text:style-name="P5">Implementen las consultas propuestas en Helpdesk Easy Questions en álgebra, cálculo y SQL.</text:p>
        </text:list-item>
      </text:list>
      <text:list xml:id="list654476766" text:style-name="WWNum1">
        <text:list-item>
          <text:p text:style-name="P11"><text:span text:style-name="T2">There are three issues that include the words "index" and "Oracle". Find the call_date for each of them</text:span></text:p>
        </text:list-item>
      </text:list>
      <text:p text:style-name="P13"><text:span text:style-name="T2">select Call_date, Call_ref</text:span></text:p>
      <text:p text:style-name="P13"><text:span text:style-name="T2">from Issue</text:span></text:p>
      <text:p text:style-name="P13"><text:span text:style-name="T2">where instr(Detail, "index") and instr(Detail, "Oracle")</text:span></text:p>
      <text:list xml:id="list125146507093683" text:continue-numbering="true" text:style-name="WWNum1">
        <text:list-item>
          <text:p text:style-name="P11"><text:span text:style-name="T2">Samantha Hall made three calls on 2017-08-14. Show the date and time for each</text:span></text:p>
        </text:list-item>
      </text:list>
      <text:p text:style-name="P13"><text:span text:style-name="T2">select Issue.Call_date, Caller.First_name, Caller.Last_name</text:span></text:p>
      <text:p text:style-name="P13"><text:span text:style-name="T2">from Issue</text:span></text:p>
      <text:p text:style-name="P13"><text:span text:style-name="T2">join Caller on Issue.Caller_id = Caller.Caller_id</text:span></text:p>
      <text:p text:style-name="P13"><text:soft-page-break/><text:span text:style-name="T2">where Caller.First_name = "Samantha" and Caller.Last_name = "Hall" and Issue.Call_date like "%2017-08-14%"</text:span></text:p>
      <text:list xml:id="list125147274932682" text:continue-numbering="true" text:style-name="WWNum1">
        <text:list-item>
          <text:p text:style-name="P11"><text:span text:style-name="T2">There are 500 calls in the system (roughly). Write a query that shows the number that have each status.</text:span></text:p>
        </text:list-item>
      </text:list>
      <text:p text:style-name="P13"><text:span text:style-name="T2">select Status, count(*) as Volume</text:span></text:p>
      <text:p text:style-name="P13"><text:span text:style-name="T2">from Issue</text:span></text:p>
      <text:p text:style-name="P13"><text:span text:style-name="T2">group by Status</text:span></text:p>
      <text:list xml:id="list125145176426187" text:continue-numbering="true" text:style-name="WWNum1">
        <text:list-item>
          <text:p text:style-name="P12"/>
        </text:list-item>
      </text:list>
      <text:p text:style-name="P7"/>
      <text:list xml:id="list125145609055609" text:continue-list="list4124811539" text:style-name="WWNum4">
        <text:list-item>
          <text:p text:style-name="P5">Implementen las consultas Helpdesk Medium Questions en SQ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1.5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89" meta:word-count="471" meta:character-count="3148" meta:non-whitespace-character-count="2777"/>
    <meta:generator>LibreOfficeDev/6.0.5.2$Linux_X86_64 LibreOffice_project/</meta:generator>
  </office:meta>
</office:document-meta>
</file>